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8c8f1" officeooo:paragraph-rsid="0018c8f1"/>
    </style:style>
    <style:style style:name="P2" style:family="paragraph" style:parent-style-name="Standard">
      <style:text-properties officeooo:rsid="0018c8f1" officeooo:paragraph-rsid="001cd3f9"/>
    </style:style>
    <style:style style:name="P3" style:family="paragraph" style:parent-style-name="Standard">
      <style:text-properties officeooo:rsid="001aa0c8" officeooo:paragraph-rsid="001aa0c8"/>
    </style:style>
    <style:style style:name="P4" style:family="paragraph" style:parent-style-name="Standard">
      <style:text-properties officeooo:rsid="001aa0c8" officeooo:paragraph-rsid="0018c8f1"/>
    </style:style>
    <style:style style:name="P5" style:family="paragraph" style:parent-style-name="Standard">
      <style:text-properties officeooo:rsid="001aa0c8" officeooo:paragraph-rsid="001b4392"/>
    </style:style>
    <style:style style:name="P6" style:family="paragraph" style:parent-style-name="Standard">
      <style:text-properties officeooo:rsid="001b4392" officeooo:paragraph-rsid="001b4392"/>
    </style:style>
    <style:style style:name="P7" style:family="paragraph" style:parent-style-name="Standard">
      <style:text-properties officeooo:rsid="001cd3f9" officeooo:paragraph-rsid="001cd3f9"/>
    </style:style>
    <style:style style:name="P8" style:family="paragraph" style:parent-style-name="Standard">
      <style:text-properties officeooo:rsid="001cd3f9" officeooo:paragraph-rsid="001d689c"/>
    </style:style>
    <style:style style:name="P9" style:family="paragraph" style:parent-style-name="Standard">
      <style:text-properties officeooo:rsid="001ec430" officeooo:paragraph-rsid="001d689c"/>
    </style:style>
    <style:style style:name="P10" style:family="paragraph" style:parent-style-name="Standard">
      <style:text-properties officeooo:rsid="00207240" officeooo:paragraph-rsid="00207240"/>
    </style:style>
    <style:style style:name="P11" style:family="paragraph" style:parent-style-name="Standard">
      <style:text-properties officeooo:rsid="0018c8f1" officeooo:paragraph-rsid="0018c8f1"/>
    </style:style>
    <style:style style:name="P12" style:family="paragraph" style:parent-style-name="Standard">
      <style:text-properties officeooo:rsid="0018c8f1" officeooo:paragraph-rsid="0020b578"/>
    </style:style>
    <style:style style:name="P13" style:family="paragraph" style:parent-style-name="Standard">
      <style:text-properties officeooo:rsid="0018c8f1" officeooo:paragraph-rsid="002333b0"/>
    </style:style>
    <style:style style:name="T1" style:family="text">
      <style:text-properties officeooo:rsid="001b4392"/>
    </style:style>
    <style:style style:name="T2" style:family="text">
      <style:text-properties officeooo:rsid="001cd3f9"/>
    </style:style>
    <style:style style:name="T3" style:family="text">
      <style:text-properties officeooo:rsid="001d689c"/>
    </style:style>
    <style:style style:name="T4" style:family="text">
      <style:text-properties officeooo:rsid="001ec430"/>
    </style:style>
    <style:style style:name="T5" style:family="text">
      <style:text-properties officeooo:rsid="0020b578"/>
    </style:style>
    <style:style style:name="T6" style:family="text">
      <style:text-properties officeooo:rsid="00217fb4"/>
    </style:style>
    <style:style style:name="T7" style:family="text">
      <style:text-properties officeooo:rsid="002615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TODO: arreglar tamaño de los textBox de las paguinas (las letras se ven cortadas)</text:p>
      <text:p text:style-name="P1"/>
      <text:p text:style-name="P13">#TODO: <text:span text:style-name="T7">precio fraccionables!! esta mal</text:span></text:p>
      <text:p text:style-name="P1"/>
      <text:p text:style-name="P1">#TODO: Permitir espacios en las descripciones de los productos <text:s/>(permitir espacios en los nombre o no?)</text:p>
      <text:p text:style-name="P1"/>
      <text:p text:style-name="P12">#TODO: A<text:span text:style-name="T5">lta producto no admite precio y medida con “,”</text:span></text:p>
      <text:p text:style-name="P12"><text:span text:style-name="T5"/></text:p>
      <text:p text:style-name="P12"><text:span text:style-name="T5">#TODO: Entrga de materiales debe especificar el tamaño del producto</text:span></text:p>
      <text:p text:style-name="P1"/>
      <text:p text:style-name="P1">#TODO: Arreglar tabulaciones en los listados de venta</text:p>
      <text:p text:style-name="P4"/>
      <text:p text:style-name="P3">#TODO: luego de vender no refresca la pagina</text:p>
      <text:p text:style-name="P3"/>
      <text:p text:style-name="P5">#TODO: <text:span text:style-name="T1">al cargar stock y no existe deposito da excepcion</text:span></text:p>
      <text:p text:style-name="P6"/>
      <text:p text:style-name="P2"><text:span text:style-name="T1">#TODO: </text:span><text:span text:style-name="T2">en la venta falta agregar headers columnas de los dos lados</text:span></text:p>
      <text:p text:style-name="P7"/>
      <text:p text:style-name="P7">#TODO: descuento manual de stock</text:p>
      <text:p text:style-name="P7"/>
      <text:p text:style-name="P8">#TODO: <text:span text:style-name="T3">al vender todo de un producto queda un stock en 0 relacionado no permitiendo </text:span><text:span text:style-name="T4">borrarlo</text:span><text:span text:style-name="T6">(paso solo una vez)</text:span></text:p>
      <text:p text:style-name="P9"/>
      <text:p text:style-name="P10">#TODO: grafico en exel, imprimir pdf remitos, facturas, y listados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8T15:17:01</meta:creation-date>
    <dc:date>2013-08-30T16:17:50</dc:date>
    <meta:editing-duration>PT2H18M22S</meta:editing-duration>
    <meta:editing-cycles>11</meta:editing-cycles>
    <meta:generator>LibreOffice/4.0.2.2$Linux_X86_64 LibreOffice_project/400m0$Build-2</meta:generator>
    <meta:document-statistic meta:table-count="0" meta:image-count="0" meta:object-count="0" meta:page-count="1" meta:paragraph-count="12" meta:word-count="127" meta:character-count="772" meta:non-whitespace-character-count="656"/>
  </office:meta>
</office:document-meta>
</file>